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04CD4AD6B0C43F1AD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style:contextual-spacing="false" fo:line-height="150%" fo:text-align="start" style:justify-single-word="false" fo:orphans="2" fo:widows="2" fo:background-color="#f5f2f0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/>
      <style:text-properties officeooo:paragraph-rsid="0007dd2e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pple-system" fo:font-size="13.5pt" fo:letter-spacing="normal" fo:font-style="normal" fo:font-weight="normal" officeooo:rsid="0007dd2e"/>
    </style:style>
    <style:style style:name="T3" style:family="text">
      <style:text-properties fo:font-variant="normal" fo:text-transform="none" fo:color="#000000" loext:opacity="100%" style:font-name="apple-system" fo:font-size="13.5pt" fo:letter-spacing="normal" fo:font-weight="normal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style:font-name="Consolas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fo:font-size="13.5pt" fo:letter-spacing="normal" fo:font-style="normal" fo:font-weight="normal"/>
    </style:style>
    <style:style style:name="T7" style:family="text">
      <style:text-properties fo:font-variant="normal" fo:text-transform="none" fo:color="#999999" loext:opacity="100%" style:font-name="Consolas" fo:font-size="13.5pt" fo:letter-spacing="normal" fo:font-style="normal" fo:font-weight="normal"/>
    </style:style>
    <style:style style:name="T8" style:family="text">
      <style:text-properties fo:font-variant="normal" fo:text-transform="none" fo:color="#708090" loext:opacity="100%" style:font-name="Consolas" fo:font-size="13.5pt" fo:letter-spacing="normal" fo:font-style="normal" fo:font-weight="normal"/>
    </style:style>
    <style:style style:name="T9" style:family="text">
      <style:text-properties fo:font-variant="normal" fo:text-transform="none" fo:color="#990055" loext:opacity="100%" style:font-name="Consolas" fo:font-size="13.5pt" fo:letter-spacing="normal" fo:font-style="normal" fo:font-weight="normal"/>
    </style:style>
    <style:style style:name="T10" style:family="text">
      <style:text-properties fo:font-variant="normal" fo:text-transform="none" fo:color="#669900" loext:opacity="100%" style:font-name="Consolas" fo:font-size="13.5pt" fo:letter-spacing="normal" fo:font-style="normal" fo:font-weight="normal"/>
    </style:style>
    <style:style style:name="T11" style:family="text">
      <style:text-properties fo:font-variant="normal" fo:text-transform="none" fo:color="#0077aa" loext:opacity="100%" style:font-name="Consolas" fo:font-size="13.5pt" fo:letter-spacing="normal" fo:font-style="normal" fo:font-weight="normal"/>
    </style:style>
    <style:style style:name="T12" style:family="text">
      <style:text-properties fo:font-variant="normal" fo:text-transform="none" fo:color="#dd4a68" loext:opacity="100%" style:font-name="Consolas" fo:font-size="13.5pt" fo:letter-spacing="normal" fo:font-style="normal" fo:font-weight="normal"/>
    </style:style>
    <style:style style:name="T13" style:family="text">
      <style:text-properties fo:color="#000000" loext:opacity="100%" style:font-name="apple-system" fo:font-size="13.5pt" fo:letter-spacing="normal" fo:font-weight="normal"/>
    </style:style>
    <style:style style:name="T14" style:family="text">
      <style:text-properties officeooo:rsid="000959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ado el código HTML </text:span><text:span text:style-name="T2">añade el código necesario <text:s/>a la función. <text:s/>Cuando se </text:span><text:span text:style-name="T1">rellen</text:span><text:span text:style-name="T2">en </text:span><text:span text:style-name="T1"><text:s/>los campos de nombre y apellido y hacer clic en enviar datos aparezca por pantalla el texto «hola </text:span><text:span text:style-name="Emphasis"><text:span text:style-name="T13">nombre</text:span></text:span><text:span text:style-name="Emphasis"><text:span text:style-name="T3"> </text:span></text:span><text:span text:style-name="Emphasis"><text:span text:style-name="T13">apellidos</text:span></text:span><text:span text:style-name="T1">, gracias por rellenar el formulario».</text:span> </text:p>
      <text:p text:style-name="P5"/>
      <text:p text:style-name="P5"/>
      <text:p text:style-name="P5"><draw:frame draw:style-name="fr1" draw:name="Imagen1" text:anchor-type="char" svg:width="16.829cm" svg:height="2.011cm" draw:z-index="0"><draw:image xlink:href="Pictures/100000010000027C0000004CD4AD6B0C43F1AD37.png" xlink:type="simple" xlink:show="embed" xlink:actuate="onLoad" draw:mime-type="image/png"/></draw:frame></text:p>
      <text:p text:style-name="P5"/>
      <text:p text:style-name="P5">&lt;!DOCTYPE html&gt;</text:p>
      <text:p text:style-name="P5">&lt;html&gt;</text:p>
      <text:p text:style-name="P5"><text:s text:c="4"/>&lt;head&gt;</text:p>
      <text:p text:style-name="P5"><text:s text:c="8"/>&lt;meta charset="utf-8"&gt;</text:p>
      <text:p text:style-name="P5"><text:s text:c="8"/>&lt;title&gt;Ejercicio javascript – DOM&lt;/title&gt;</text:p>
      <text:p text:style-name="P5"><text:s text:c="8"/>&lt;script&gt;</text:p>
      <text:p text:style-name="P5"><text:s text:c="12"/>function enviarSaludo(){</text:p>
      <text:p text:style-name="P5"><text:s text:c="17"/>/<text:span text:style-name="T14">*</text:span></text:p>
      <text:p text:style-name="P5"/>
      <text:p text:style-name="P5"><text:s text:c="24"/><text:span text:style-name="T14">Código</text:span></text:p>
      <text:p text:style-name="P5"/>
      <text:p text:style-name="P5"><text:s text:c="16"/><text:span text:style-name="T14">*/</text:span></text:p>
      <text:p text:style-name="P5"><text:s text:c="15"/>}</text:p>
      <text:p text:style-name="P5"><text:s text:c="8"/>&lt;/script&gt;</text:p>
      <text:p text:style-name="P5"><text:s text:c="4"/>&lt;/head&gt;</text:p>
      <text:p text:style-name="P5"><text:s text:c="4"/>&lt;body&gt;</text:p>
      <text:p text:style-name="P5"><text:s text:c="4"/></text:p>
      <text:p text:style-name="P5"><text:s text:c="4"/>&lt;form &gt;</text:p>
      <text:p text:style-name="P5"><text:s text:c="8"/>&lt;label for="nombre"&gt;Nombre:&lt;/label&gt;&lt;input type="text" id="nombre"&gt;</text:p>
      <text:p text:style-name="P5"><text:s text:c="8"/>&lt;label for="apellido"&gt;Apellido:&lt;/label&gt;&lt;input type="text" id="apellido"&gt;</text:p>
      <text:p text:style-name="P5"><text:s text:c="8"/>&lt;input type="button" value="Rellenar datos" onclick="enviarSaludo()"&gt; <text:s text:c="4"/></text:p>
      <text:p text:style-name="P5"><text:s text:c="4"/>&lt;/form&gt;</text:p>
      <text:p text:style-name="P5"><text:s text:c="4"/></text:p>
      <text:p text:style-name="P5"><text:s text:c="4"/>&lt;p id="saludo"&gt;&lt;/p&gt;</text:p>
      <text:p text:style-name="P5"><text:s text:c="3"/>&lt;/body&gt;</text:p>
      <text:p text:style-name="P5">&lt;/html&gt;</text:p>
      <text:p text:style-name="P5"/>
      <text:p text:style-name="P5"/>
      <text:p text:style-name="P4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7:55:58.324000000</meta:creation-date>
    <dc:date>2024-04-10T08:09:53.388000000</dc:date>
    <meta:editing-duration>PT13M54S</meta:editing-duration>
    <meta:editing-cycles>2</meta:editing-cycles>
    <meta:generator>LibreOffice/7.4.7.2$Windows_X86_64 LibreOffice_project/723314e595e8007d3cf785c16538505a1c878ca5</meta:generator>
    <meta:document-statistic meta:table-count="0" meta:image-count="1" meta:object-count="0" meta:page-count="1" meta:paragraph-count="25" meta:word-count="78" meta:character-count="824" meta:non-whitespace-character-count="584"/>
  </office:meta>
</office:document-meta>
</file>